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1.4035416666667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ma_f_ctr_id</text:p>
          </table:table-cell>
          <table:table-cell office:value-type="string" table:style-name="ce2">
            <text:p>ama_name</text:p>
          </table:table-cell>
          <table:table-cell office:value-type="string" table:style-name="ce2">
            <text:p>ama_country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am Aircraft Industrie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italia (Alenia)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macchi / Aeronautica Macchi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 Boero S.A.</text:p>
          </table:table-cell>
          <table:table-cell office:value-type="string" table:style-name="ce2">
            <text:p>Argentin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 Command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 Spaceline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 Vodochody</text:p>
          </table:table-cell>
          <table:table-cell office:value-type="string" table:style-name="ce2">
            <text:p>Tschech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nca, Aeronautical Corporation of America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planes Hanriot et Cie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erospatiale / SNIAS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gusta / AgustaWestland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chi Kokuki KK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DC, Aerospace Industrial Development Corporation</text:p>
          </table:table-cell>
          <table:table-cell office:value-type="string" table:style-name="ce2">
            <text:p>Taiw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r Tractor Inc.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rbus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rco, Aircraft Manufacturing Compan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rspeed Ltd.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irtech (CASA / IPTN)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kron Aircraft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lbatros Flugzeugwerk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lpha Aviation</text:p>
          </table:table-cell>
          <table:table-cell office:value-type="string" table:style-name="ce2">
            <text:p>Neusee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mbrosini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merican (Grumman- / Gulfstream-)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merican Champion Aircraft Corp.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MX International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ntonow / Antonov</text:p>
          </table:table-cell>
          <table:table-cell office:value-type="string" table:style-name="ce2">
            <text:p>Ukraine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rado Flugzeugwerk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rmstrong Withworth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TR, Avions de Transport Regional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uster Aircraft Limited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viat Aircraft Inc.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viation Traders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VRO Canada</text:p>
          </table:table-cell>
          <table:table-cell office:value-type="string" table:style-name="ce2">
            <text:p>Kanad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VRO, A.V. Roe and Compan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yres Corp.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C, British Aircraft Corporation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e, British Aerospace (BAE Systems)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T, British Aerial Transport Compan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agle Aircraft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ech / Beechcraft / Hawker-Beech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ll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ll Helicopter</text:p>
          </table:table-cell>
          <table:table-cell office:value-type="string" table:style-name="ce2">
            <text:p>Nordamerik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ll-Agusta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llanca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eriew / Berijew / Beriev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FW, Bayerische Flugzeugwerke AG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lackburn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leriot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oeing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oeing Vertol / Boeing Helicopter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oeing-Stearma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ölkow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ombardier Aerospace</text:p>
          </table:table-cell>
          <table:table-cell office:value-type="string" table:style-name="ce2">
            <text:p>Kanad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oulton Paul Aircraft Ltd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rantl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reguet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ristol Aircraft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ritten Norman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ücker Flugzeugbau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C, Commonwealth Aircraft Corporation</text:p>
          </table:table-cell>
          <table:table-cell office:value-type="string" table:style-name="ce2">
            <text:p>Austr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nadair (Bombardier)</text:p>
          </table:table-cell>
          <table:table-cell office:value-type="string" table:style-name="ce2">
            <text:p>Kanad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NT, Cantiere Navale Triestino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P Aviation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proni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SA, Construcciones Aeronáuticas S.A.</text:p>
          </table:table-cell>
          <table:table-cell office:value-type="string" table:style-name="ce2">
            <text:p>Span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TIC, China National Aero-Technology Import &amp; Export Corp.</text:p>
          </table:table-cell>
          <table:table-cell office:value-type="string" table:style-name="ce2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udron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erva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essna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hampion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hance-Vough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hengdu Aircraft Industry Group</text:p>
          </table:table-cell>
          <table:table-cell office:value-type="string" table:style-name="ce2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ierva Autogiro Compan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irrus Desig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NIAR (IAR), Industria Aeronautica Romana</text:p>
          </table:table-cell>
          <table:table-cell office:value-type="string" table:style-name="ce2">
            <text:p>Rumän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onsolidated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onvair, Consolidated Vultee Aircraft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ulver Aircraft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urtiss / Curtiss-Wrigh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ssault / Dassault-Breguet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 Havilland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 Havilland Australia</text:p>
          </table:table-cell>
          <table:table-cell office:value-type="string" table:style-name="ce2">
            <text:p>Austr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 Havilland Canada (Bombardier)</text:p>
          </table:table-cell>
          <table:table-cell office:value-type="string" table:style-name="ce2">
            <text:p>Kanad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nel Aviation</text:p>
          </table:table-cell>
          <table:table-cell office:value-type="string" table:style-name="ce2">
            <text:p>Südafrik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soutter Aircraft Compan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ewoitine, Constructions Aeronautiques Emile Dewoitine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amond Aircraft</text:p>
          </table:table-cell>
          <table:table-cell office:value-type="string" table:style-name="ce2">
            <text:p>Öster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ornier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ornier Seawings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ornier Technologi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ouglas Aircraft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clipse Avi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dgley / Optica Aerospace / Brooklands Aircraft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H Industries / AgustaWestland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KW, Eidgenösschische Konstruktionswerkstätten / K+W</text:p>
          </table:table-cell>
          <table:table-cell office:value-type="string" table:style-name="ce2">
            <text:p>Schweiz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MBRAER, Empresa Brasileira de Aeronautica, S. A.</text:p>
          </table:table-cell>
          <table:table-cell office:value-type="string" table:style-name="ce2">
            <text:p>Brasi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migh Trojan Aircraft Co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NAER, Empresa Nacional de Aeronautica de Chile</text:p>
          </table:table-cell>
          <table:table-cell office:value-type="string" table:style-name="ce2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nglish Electric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nstrom Helicopt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RCO, Engineering and Research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trich</text:p>
          </table:table-cell>
          <table:table-cell office:value-type="string" table:style-name="ce2">
            <text:p>Öster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urocopter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urofighter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XTRA Aircraft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child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child Aircraft Ltd. (Canada)</text:p>
          </table:table-cell>
          <table:table-cell office:value-type="string" table:style-name="ce2">
            <text:p>Kanad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child-Dorni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child-Hill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child-Republic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child-Swearinge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irey Aviation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FA, Flug- und Fahrzeugwerke Altenrhein</text:p>
          </table:table-cell>
          <table:table-cell office:value-type="string" table:style-name="ce2">
            <text:p>Schweiz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FVS, Flygförvaltningens Flygverkstad i Stockholm</text:p>
          </table:table-cell>
          <table:table-cell office:value-type="string" table:style-name="ce2">
            <text:p>Schwed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iat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ieseler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leet Aircraft of Canada</text:p>
          </table:table-cell>
          <table:table-cell office:value-type="string" table:style-name="ce2">
            <text:p>Kanad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MA, Fabrica Militar de Aviones / DINFIA</text:p>
          </table:table-cell>
          <table:table-cell office:value-type="string" table:style-name="ce2">
            <text:p>Argentin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ocke-Wulf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okker</text:p>
          </table:table-cell>
          <table:table-cell office:value-type="string" table:style-name="ce2">
            <text:p>Niederlande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olland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ord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ouga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ratelli Nardi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uji Heavy Industries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unk Aircraft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VM / CVM</text:p>
          </table:table-cell>
          <table:table-cell office:value-type="string" table:style-name="ce2">
            <text:p>Schwed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AF, Government Aircraft Factory</text:p>
          </table:table-cell>
          <table:table-cell office:value-type="string" table:style-name="ce2">
            <text:p>Austr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ardan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eneral Avia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eneral Dynamic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ippsland Aeronautics</text:p>
          </table:table-cell>
          <table:table-cell office:value-type="string" table:style-name="ce2">
            <text:p>Austr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lobe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loster Aircraft Compan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rob Aerospac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rumma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ulfstream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L, Hindustan Aeronautics Limited</text:p>
          </table:table-cell>
          <table:table-cell office:value-type="string" table:style-name="ce2">
            <text:p>Ind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MC, Harbin Aircraft Manufacturing Corporation</text:p>
          </table:table-cell>
          <table:table-cell office:value-type="string" table:style-name="ce2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ndley Page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wker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wker-Beech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awker-Siddele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einkel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elio Aircraft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FB, Hamburger Flugzeugbau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ill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ispano Aviacion</text:p>
          </table:table-cell>
          <table:table-cell office:value-type="string" table:style-name="ce2">
            <text:p>Span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ongdu Aviation Industry Group</text:p>
          </table:table-cell>
          <table:table-cell office:value-type="string" table:style-name="ce2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oward Aircraft Corp.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ghe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nting Percival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urel-Dubois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AI Israel Aircraft Industries</text:p>
          </table:table-cell>
          <table:table-cell office:value-type="string" table:style-name="ce2">
            <text:p>Israe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AR (CNIAR), Industria Aeronautica Romana</text:p>
          </table:table-cell>
          <table:table-cell office:value-type="string" table:style-name="ce2">
            <text:p>Rumän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bis Aerospace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lyushin / Iljuschin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ndustria Aeronautica Neiva</text:p>
          </table:table-cell>
          <table:table-cell office:value-type="string" table:style-name="ce2">
            <text:p>Brasi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akovlev / Jakowlew / Yakovlev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unkers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AI, Korea Aerospace Industries</text:p>
          </table:table-cell>
          <table:table-cell office:value-type="string" table:style-name="ce2">
            <text:p>Südkore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aman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amov / Kamow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awanishi Aircraft Company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awasaki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azan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lemm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ockyerigin / Kotscherigin</text:p>
          </table:table-cell>
          <table:table-cell office:value-type="string" table:style-name="ce2">
            <text:p>Sowjetunio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Koolhoven</text:p>
          </table:table-cell>
          <table:table-cell office:value-type="string" table:style-name="ce2">
            <text:p>Niederlande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ake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avochkin / Lawotschkin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earjet (Bombardier) / Gates Learjet / Lear Je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ET Kunovice</text:p>
          </table:table-cell>
          <table:table-cell office:value-type="string" table:style-name="ce2">
            <text:p>Tschech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iberty Aerospace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isunow / Lisunov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ockheed / Lockheed-Marti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ockheed-Azcarate</text:p>
          </table:table-cell>
          <table:table-cell office:value-type="string" table:style-name="ce2">
            <text:p>Mexiko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TV, Ling-Temco-Vough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uscombe Aircraft<text:s/>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WD, Lotnicze Warsztaty Doswiadczalne</text:p>
          </table:table-cell>
          <table:table-cell office:value-type="string" table:style-name="ce2">
            <text:p>Pol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rganski &amp; Myslowski Zaklady Lotnicze</text:p>
          </table:table-cell>
          <table:table-cell office:value-type="string" table:style-name="ce2">
            <text:p>Pol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rtin (Glenn L. Martin Company)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rtinsyde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x Holste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BB, Messerschmitt-Bölkow-Blohm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cDonnell Aircraft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cDonnell Douglas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D Helicopter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esserschmitt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FI, Malmö-Flygindustri</text:p>
          </table:table-cell>
          <table:table-cell office:value-type="string" table:style-name="ce2">
            <text:p>Schwed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ikojan Gurewitsch (Mikoyan Gurevich / RAC MiG)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il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iles Aircraft / Philips and Powis Aircraft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itsubishi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nocoupe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one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rane-Saulnier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dry, Avions Mudry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yasishchev / Mjassischtschew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akajima Aircraft Company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anchang, China Nanchang Aircraft Manufacturing Corporation</text:p>
          </table:table-cell>
          <table:table-cell office:value-type="string" table:style-name="ce2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H Industries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ieuport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orduy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rd Aviation (SNCAN)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rd Aviation (SNCAN) - SNCAC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rth America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rth American Rockwell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rthrop / Northrop Grumma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Orlican</text:p>
          </table:table-cell>
          <table:table-cell office:value-type="string" table:style-name="ce2">
            <text:p>Tschechoslowakei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AC, Pacific Aerospace</text:p>
          </table:table-cell>
          <table:table-cell office:value-type="string" table:style-name="ce2">
            <text:p>Neusee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anavia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artenavia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ercival Aircraft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etlyakov / Petljakow</text:p>
          </table:table-cell>
          <table:table-cell office:value-type="string" table:style-name="ce2">
            <text:p>Sowjetunio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falz Flugzeugwerk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aggio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asecki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el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latus</text:p>
          </table:table-cell>
          <table:table-cell office:value-type="string" table:style-name="ce2">
            <text:p>Schweiz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p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itts / Avia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olikarpov / Polikarpow</text:p>
          </table:table-cell>
          <table:table-cell office:value-type="string" table:style-name="ce2">
            <text:p>Sowjetunio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orterfield Aircraft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otez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ützer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ZL Mielec</text:p>
          </table:table-cell>
          <table:table-cell office:value-type="string" table:style-name="ce2">
            <text:p>Pol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ZL Swidnik</text:p>
          </table:table-cell>
          <table:table-cell office:value-type="string" table:style-name="ce2">
            <text:p>Pol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ZL Warszawa-Okecie (EADS)<text:s/></text:p>
          </table:table-cell>
          <table:table-cell office:value-type="string" table:style-name="ce2">
            <text:p>Pol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eims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epublic Aviation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FB, Rhein Flugzeugbau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in / Avions Pierre Robin / Centre-Est / Apex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binson Helicopter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ckwell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oyal Aircraft Factor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umpler Flugzeugwerk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uschmeyer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yan Aeronautical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aab, Svenska Aeroplan AB</text:p>
          </table:table-cell>
          <table:table-cell office:value-type="string" table:style-name="ce2">
            <text:p>Schwed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AI , Skandinavisk Aero Industri</text:p>
          </table:table-cell>
          <table:table-cell office:value-type="string" table:style-name="ce2">
            <text:p>Dänemark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aunders-Roe (SARO)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avoia-Marchetti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cheibe-Flugzeugbau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chweizer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cottish Aviation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PECAT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hin Meiwa / ShinMaywa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hort Brothers / Shorts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IAI-Marchetti</text:p>
          </table:table-cell>
          <table:table-cell office:value-type="string" table:style-name="ce2">
            <text:p>It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iebelwerke / ATG GmbH (SIAT)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ikorsky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ino Swearinge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lingsby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NCAM, Societe Nationale de Constructions Aeronautiques du Midi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now Aeronautical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OCATA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ociété des Avions Jodel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ociété Henri et Maurice Farman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OKO</text:p>
          </table:table-cell>
          <table:table-cell office:value-type="string" table:style-name="ce2">
            <text:p>Bosnien-Herzegow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OKOL, JSC NAZ SOKOL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opwith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PAD, Societe Pour L'Aviation et ses Derives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partan Aircraft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portavia-Pützer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tahlwerk Mark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tampe et Vertongen</text:p>
          </table:table-cell>
          <table:table-cell office:value-type="string" table:style-name="ce2">
            <text:p>Belg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tinson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choi / Suchoj / Sukhoi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d Aviation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d-Est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d-Ouest / SNCASO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permarine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wearinge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achikawa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aylo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echnische Hochschule Braunschweig (Brunswick)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echnoavia (Interavia)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ed Smith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emco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ransavia</text:p>
          </table:table-cell>
          <table:table-cell office:value-type="string" table:style-name="ce2">
            <text:p>Austral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ransport Allianz</text:p>
          </table:table-cell>
          <table:table-cell office:value-type="string" table:style-name="ce2">
            <text:p>Internationa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ravel Air Manufacturing Company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Tupolev / Tupolew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det Flugzeugbau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TVA / Lola-Utva</text:p>
          </table:table-cell>
          <table:table-cell office:value-type="string" table:style-name="ce2">
            <text:p>Serbi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almet</text:p>
          </table:table-cell>
          <table:table-cell office:value-type="string" table:style-name="ce2">
            <text:p>Finn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FW, Vereinigte Flugtechnische Werke</text:p>
          </table:table-cell>
          <table:table-cell office:value-type="string" table:style-name="ce2">
            <text:p>Deutsch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ickers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icta / AESL</text:p>
          </table:table-cell>
          <table:table-cell office:value-type="string" table:style-name="ce2">
            <text:p>Neusee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ough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Vultee Aircraft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ACO Classic Aircraft Corporation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ACO, Weaver Aircraft Company of Ohio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assmer</text:p>
          </table:table-cell>
          <table:table-cell office:value-type="string" table:style-name="ce2">
            <text:p>Frankreich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estland</text:p>
          </table:table-cell>
          <table:table-cell office:value-type="string" table:style-name="ce2">
            <text:p>Grossbritannien<text:s/>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right Brothers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AC, Xian Aircraft Industrial Corp.</text:p>
          </table:table-cell>
          <table:table-cell office:value-type="string" table:style-name="ce2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Yakovlev / Jakovlev / Jakowlew</text:p>
          </table:table-cell>
          <table:table-cell office:value-type="string" table:style-name="ce2">
            <text:p>Russlan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Yokosuka</text:p>
          </table:table-cell>
          <table:table-cell office:value-type="string" table:style-name="ce2">
            <text:p>Japa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Zivko</text:p>
          </table:table-cell>
          <table:table-cell office:value-type="string" table:style-name="ce2">
            <text:p>Vereinigte Staaten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Zlin (Moravan)</text:p>
          </table:table-cell>
          <table:table-cell office:value-type="string" table:style-name="ce2">
            <text:p>Tschechien</text:p>
          </table:table-cell>
          <table:table-cell table:number-columns-repeated="16381"/>
        </table:table-row>
        <table:table-row table:number-rows-repeated="1048273" table:style-name="ro1">
          <table:table-cell table:number-columns-repeated="16384"/>
        </table:table-row>
      </table:table>
      <table:table table:name="Tabelle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est</meta:initial-creator>
    <dc:creator>test</dc:creator>
    <meta:creation-date>2012-10-23T12:49:48Z</meta:creation-date>
    <dc:date>2012-11-01T08:23:32Z</dc:date>
    <meta:editing-duration>PT0S</meta:editing-duration>
  </office:meta>
</office:document-meta>
</file>